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transparent" fo:padding="0cm" fo:border-left="none" fo:border-right="none" fo:border-top="2pt solid #000000" fo:border-bottom="2pt solid #000000" style:writing-mode="page">
        <style:background-image/>
      </style:table-cell-properties>
    </style:style>
    <style:style style:name="P1" style:family="paragraph" style:parent-style-name="Standard" style:master-page-name="MP0">
      <style:paragraph-properties fo:text-align="justify" style:justify-single-word="false" style:page-number="auto" fo:break-before="page"/>
    </style:style>
    <style:style style:name="P2" style:family="paragraph" style:parent-style-name="Standard">
      <style:paragraph-properties fo:text-align="justify" style:justify-single-word="false"/>
      <style:text-properties officeooo:paragraph-rsid="0013f8a9"/>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20pt" style:font-size-asian="20pt" style:font-size-complex="20pt"/>
    </style:style>
    <style:style style:name="P5" style:family="paragraph" style:parent-style-name="Standard" style:list-style-name="L1">
      <style:paragraph-properties fo:text-align="justify" style:justify-single-word="false"/>
      <style:text-properties fo:font-size="16pt" style:font-size-asian="16pt" style:font-size-complex="16pt"/>
    </style:style>
    <style:style style:name="P6" style:family="paragraph" style:parent-style-name="Standard">
      <style:paragraph-properties fo:margin-left="1.27cm" fo:text-align="justify" style:justify-single-word="false">
        <style:tab-stops/>
      </style:paragraph-properties>
    </style:style>
    <style:style style:name="P7" style:family="paragraph" style:parent-style-name="Standard">
      <style:paragraph-properties fo:text-align="justify" style:justify-single-word="false" fo:text-indent="1.251cm" style:auto-text-indent="false"/>
      <style:text-properties fo:font-style="italic" style:font-style-asian="italic" style:font-style-complex="italic"/>
    </style:style>
    <style:style style:name="P8" style:family="paragraph" style:parent-style-name="Standard">
      <style:paragraph-properties fo:margin-left="1.251cm" fo:text-align="justify" style:justify-single-word="false">
        <style:tab-stops/>
      </style:paragraph-properties>
      <style:text-properties fo:font-style="italic" style:font-style-asian="italic" style:font-style-complex="italic"/>
    </style:style>
    <style:style style:name="P9" style:family="paragraph" style:parent-style-name="Standard">
      <style:paragraph-properties fo:text-align="justify" style:justify-single-word="false"/>
      <style:text-properties fo:font-style="italic" style:font-style-asian="italic" style:font-style-complex="italic"/>
    </style:style>
    <style:style style:name="P10" style:family="paragraph" style:parent-style-name="Standard">
      <style:paragraph-properties fo:margin-left="2.501cm" fo:text-align="justify" style:justify-single-word="false" fo:text-indent="1.251cm" style:auto-text-indent="false">
        <style:tab-stops/>
      </style:paragraph-properties>
      <style:text-properties fo:font-style="italic" style:font-style-asian="italic" style:font-style-complex="italic"/>
    </style:style>
    <style:style style:name="P11" style:family="paragraph" style:parent-style-name="Standard">
      <style:paragraph-properties fo:text-align="justify" style:justify-single-word="false" fo:text-indent="1.251cm" style:auto-text-indent="false"/>
      <style:text-properties fo:color="#00b050" loext:opacity="100%"/>
    </style:style>
    <style:style style:name="P12" style:family="paragraph" style:parent-style-name="Standard">
      <style:paragraph-properties fo:text-align="justify" style:justify-single-word="false" fo:text-indent="1.251cm" style:auto-text-indent="false"/>
      <style:text-properties fo:font-weight="bold" style:font-weight-asian="bold" style:font-weight-complex="bold"/>
    </style:style>
    <style:style style:name="P13" style:family="paragraph" style:parent-style-name="Standard">
      <style:paragraph-properties fo:margin-left="1.251cm" fo:text-align="justify" style:justify-single-word="false">
        <style:tab-stops/>
      </style:paragraph-properties>
      <style:text-properties officeooo:paragraph-rsid="0013f8a9"/>
    </style:style>
    <style:style style:name="P14" style:family="paragraph" style:parent-style-name="Standard" style:list-style-name="L2">
      <style:paragraph-properties fo:text-align="justify" style:justify-single-word="false"/>
      <style:text-properties fo:font-style="italic" style:font-style-asian="italic" style:font-style-complex="italic"/>
    </style:style>
    <style:style style:name="P15" style:family="paragraph" style:parent-style-name="Standard">
      <style:paragraph-properties fo:margin-left="1.886cm" fo:text-align="justify" style:justify-single-word="false">
        <style:tab-stops/>
      </style:paragraph-properties>
      <style:text-properties fo:font-style="italic" style:font-style-asian="italic" style:font-style-complex="italic"/>
    </style:style>
    <style:style style:name="P16" style:family="paragraph" style:parent-style-name="Párrafo_20_de_20_lista">
      <style:paragraph-properties fo:text-align="justify" style:justify-single-word="false"/>
      <style:text-properties fo:font-style="italic" style:font-style-asian="italic" style:font-style-complex="italic"/>
    </style:style>
    <style:style style:name="P17" style:family="paragraph" style:parent-style-name="Párrafo_20_de_20_lista">
      <style:text-properties fo:font-style="italic" style:font-style-asian="italic" style:font-style-complex="italic"/>
    </style:style>
    <style:style style:name="P18" style:family="paragraph" style:parent-style-name="Standard">
      <style:paragraph-properties fo:margin-left="1.886cm" fo:text-align="justify" style:justify-single-word="false">
        <style:tab-stops/>
      </style:paragraph-properties>
    </style:style>
    <style:style style:name="P19" style:family="paragraph" style:parent-style-name="Standard">
      <style:paragraph-properties fo:margin-left="1.251cm" fo:text-align="justify" style:justify-single-word="false">
        <style:tab-stops/>
      </style:paragraph-properties>
    </style:style>
    <style:style style:name="P20" style:family="paragraph" style:parent-style-name="Standard" style:list-style-name="L3">
      <style:paragraph-properties fo:text-align="justify" style:justify-single-word="false"/>
      <style:text-properties fo:font-style="italic" style:font-style-asian="italic" style:font-style-complex="italic"/>
    </style:style>
    <style:style style:name="P21" style:family="paragraph" style:parent-style-name="Standard" style:list-style-name="L3">
      <style:paragraph-properties fo:text-align="justify" style:justify-single-word="false"/>
      <style:text-properties fo:color="#00b050" loext:opacity="100%" fo:font-style="italic" style:font-style-asian="italic" style:font-style-complex="italic"/>
    </style:style>
    <style:style style:name="P22" style:family="paragraph" style:parent-style-name="Standard" style:list-style-name="L4">
      <style:paragraph-properties fo:text-align="justify" style:justify-single-word="false"/>
    </style:style>
    <style:style style:name="P23" style:family="paragraph" style:parent-style-name="Standard" style:list-style-name="L1">
      <style:paragraph-properties fo:text-align="justify" style:justify-single-word="false"/>
      <style:text-properties fo:font-style="italic" style:font-style-asian="italic" style:font-style-complex="italic"/>
    </style:style>
    <style:style style:name="P24" style:family="paragraph" style:parent-style-name="Standard" style:list-style-name="L1">
      <style:paragraph-properties fo:text-align="justify" style:justify-single-word="false"/>
      <style:text-properties fo:color="#00b050" loext:opacity="100%" fo:font-style="italic" style:font-style-asian="italic" style:font-style-complex="italic"/>
    </style:style>
    <style:style style:name="P25" style:family="paragraph" style:parent-style-name="Standard" style:list-style-name="L5">
      <style:paragraph-properties fo:text-align="justify" style:justify-single-word="false"/>
    </style:style>
    <style:style style:name="P26" style:family="paragraph" style:parent-style-name="Standard" style:list-style-name="L1">
      <style:paragraph-properties fo:text-align="justify" style:justify-single-word="false"/>
      <style:text-properties fo:font-size="16pt" fo:font-weight="bold" style:font-size-asian="16pt" style:font-weight-asian="bold" style:font-size-complex="16pt" style:font-weight-complex="bold"/>
    </style:style>
    <style:style style:name="P27" style:family="paragraph" style:parent-style-name="Standard" style:list-style-name="L1">
      <style:paragraph-properties fo:text-align="justify" style:justify-single-word="false"/>
    </style:style>
    <style:style style:name="P28" style:family="paragraph" style:parent-style-name="Standard" style:list-style-name="L1">
      <style:paragraph-properties fo:text-align="justify" style:justify-single-word="false"/>
      <style:text-properties fo:color="#00b050" loext:opacity="100%"/>
    </style:style>
    <style:style style:name="P29" style:family="paragraph" style:parent-style-name="Standard">
      <style:paragraph-properties fo:margin-left="1.251cm" fo:text-align="justify" style:justify-single-word="false">
        <style:tab-stops/>
      </style:paragraph-properties>
      <style:text-properties fo:color="#00b050" loext:opacity="100%"/>
    </style:style>
    <style:style style:name="P30" style:family="paragraph" style:parent-style-name="Standard" style:list-style-name="L6">
      <style:paragraph-properties fo:text-align="justify" style:justify-single-word="false"/>
    </style:style>
    <style:style style:name="P31" style:family="paragraph" style:parent-style-name="Standard">
      <style:text-properties officeooo:rsid="000fe63b" officeooo:paragraph-rsid="000fe63b"/>
    </style:style>
    <style:style style:name="P32" style:family="paragraph" style:parent-style-name="Standard">
      <style:text-properties officeooo:paragraph-rsid="000fe63b"/>
    </style:style>
    <style:style style:name="P33" style:family="paragraph" style:parent-style-name="Standard">
      <style:text-properties officeooo:rsid="00111882" officeooo:paragraph-rsid="00111882"/>
    </style:style>
    <style:style style:name="P34" style:family="paragraph" style:parent-style-name="Standard">
      <style:text-properties officeooo:paragraph-rsid="00111882"/>
    </style:style>
    <style:style style:name="P35" style:family="paragraph" style:parent-style-name="Standard">
      <style:paragraph-properties fo:text-align="justify" style:justify-single-word="false"/>
      <style:text-properties officeooo:paragraph-rsid="0013094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officeooo:rsid="000fe63b"/>
    </style:style>
    <style:style style:name="T5" style:family="text">
      <style:text-properties officeooo:rsid="00111882"/>
    </style:style>
    <style:style style:name="T6" style:family="text">
      <style:text-properties officeooo:rsid="00130940"/>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a1" table:style-name="Tabla1" table:template-name="Elegant">
        <table:table-column table:style-name="Tabla1.A"/>
        <table:table-row>
          <table:table-cell table:style-name="Tabla1.A1" office:value-type="string">
            <text:p text:style-name="P2">Alumno: Yon Cortes Bernal <text:tab/><text:tab/>Tema 2 Actividad 1 <text:tab/><text:tab/>18/10/2024</text:p>
          </table:table-cell>
        </table:table-row>
      </table:table>
      <text:p text:style-name="P3"/>
      <text:p text:style-name="P3"/>
      <text:p text:style-name="P3"/>
      <text:p text:style-name="P2">4.1- Lectura: Teoría Tema 2 <text:tab/>→ <text:s text:c="2"/><text:span text:style-name="Fuente_20_de_20_párrafo_20_predeter."><text:span text:style-name="T1">COMPLETADO</text:span></text:span></text:p>
      <text:p text:style-name="P3"/>
      <text:p text:style-name="P4">RESPONDE:</text:p>
      <text:p text:style-name="P3"/>
      <text:list text:style-name="L1">
        <text:list-item>
          <text:p text:style-name="P5">¿Cuál es la expresión correcta?</text:p>
        </text:list-item>
      </text:list>
      <text:p text:style-name="P6"/>
      <text:p text:style-name="P7">a) &lt;fecha de nacimiento&gt;14-12-1982&lt;/fecha de nacimiento&gt;</text:p>
      <text:p text:style-name="P8">b) &lt;teléfono tipo=movil&gt;637059874&lt;/teléfono&gt;</text:p>
      <text:p text:style-name="P7">c) &lt;contacto&gt;</text:p>
      <text:p text:style-name="P9"><text:s/><text:tab/><text:tab/>&lt;nombre&gt;</text:p>
      <text:p text:style-name="P10"><text:s/>Javier</text:p>
      <text:p text:style-name="P7"><text:s/><text:tab/>&lt;/contacto&gt;</text:p>
      <text:p text:style-name="P9"><text:s text:c="3"/><text:tab/> &lt;/nombre&gt;</text:p>
      <text:p text:style-name="P11"><text:span text:style-name="T2">d)&lt;emailtipo="personal"&gt;javier@gmail.com&lt;/email&gt;</text:span><text:line-break/></text:p>
      <text:p text:style-name="P12">Justificación:</text:p>
      <text:p text:style-name="P12"/>
      <text:p text:style-name="P13">La respuestas: </text:p>
      <text:p text:style-name="P13"><text:tab/>a) tiene espacios en “fecha de nacimiento”</text:p>
      <text:p text:style-name="P13"><text:tab/>b) faltan las comillas dobles en “móvil” </text:p>
      <text:p text:style-name="P13">c) tiene la estructura mal construida, &lt;/contacto&gt; debe ocupar el lugar de &lt;/nombre&gt; <text:tab/>y viceversa.</text:p>
      <text:p text:style-name="P3"/>
      <text:list xml:id="list121447379780115" text:continue-numbering="true" text:style-name="L1">
        <text:list-item>
          <text:p text:style-name="P5"><text:s/>¿Qué frase es correcta con respecto al desarrollo de interfaces? </text:p>
        </text:list-item>
      </text:list>
      <text:p text:style-name="P3"/>
      <text:list text:style-name="L2">
        <text:list-item>
          <text:p text:style-name="P14">Es un proceso sencillo porque la misma interfaz es válida para todos los usuarios.</text:p>
        </text:list-item>
      </text:list>
      <text:p text:style-name="P15"/>
      <text:list text:continue-numbering="true" text:style-name="L2">
        <text:list-item>
          <text:p text:style-name="P14">Una vez creada un interfaz en un lenguaje de alto nivel podremos reutilizarla para cualquier tipo de dispositivo sin necesidad de modificarla.</text:p>
        </text:list-item>
      </text:list>
      <text:p text:style-name="P16"/>
      <text:list text:continue-numbering="true" text:style-name="L2">
        <text:list-item>
          <text:p text:style-name="P14">Una interfaz descrita con un lenguaje basado en XML se integra directamente en la <text:s text:c="2"/>aplicación. </text:p>
        </text:list-item>
      </text:list>
      <text:p text:style-name="P17"/>
      <text:list text:continue-numbering="true" text:style-name="L2">
        <text:list-item>
          <text:p text:style-name="P14">El uso de interfaces descritas con lenguajes basados en XML permite desarrollar por separado la interfaz gráfica de una aplicación y comportamiento</text:p>
        </text:list-item>
      </text:list>
      <text:p text:style-name="P18"/>
      <text:p text:style-name="P18"/>
      <text:p text:style-name="P3"/>
      <text:p text:style-name="P12">Justificación:</text:p>
      <text:p text:style-name="P12"/>
      <text:p text:style-name="P19">La respuesta a) no es correcta porque las interfaces son válidas dependiendo de las necesidades que tenga el usuario, b) una interfaz no se puede reutilizar porque no todos los dispositivos tienen las mismas características por lo que algunos la soportarán y otros no. Por último c) no se integra directamente, una interfaz escrita en XML define la estructura y el diseño de dicha interfaz pero necesita que sea interpretada por un entorno de desarrollo que defina los elementos visuales, no es un ejecutable, se requiere código adicional.</text:p>
      <text:p text:style-name="P19"><text:soft-page-break/></text:p>
      <text:list xml:id="list121447011260783" text:continue-list="list121447379780115" text:style-name="L1">
        <text:list-item>
          <text:p text:style-name="P5"><text:s/>Los lenguajes de desarrollo de interfaces basados en XML... </text:p>
        </text:list-item>
      </text:list>
      <text:p text:style-name="P6"/>
      <text:list text:style-name="L3">
        <text:list-item>
          <text:p text:style-name="P20">…son lenguajes de programación de alto nivel. </text:p>
        </text:list-item>
      </text:list>
      <text:p text:style-name="P15"/>
      <text:list text:continue-numbering="true" text:style-name="L3">
        <text:list-item>
          <text:p text:style-name="P20">...permiten desarrollar aplicaciones completas siempre sin necesidad de que intervengan otros lenguajes de programación.</text:p>
        </text:list-item>
      </text:list>
      <text:p text:style-name="P17"/>
      <text:list text:continue-numbering="true" text:style-name="L3">
        <text:list-item>
          <text:p text:style-name="P20">…solo permiten generar aplicaciones para Internet.</text:p>
        </text:list-item>
      </text:list>
      <text:p text:style-name="P17"/>
      <text:list text:continue-numbering="true" text:style-name="L3">
        <text:list-item>
          <text:p text:style-name="P21">...necesitan que, posteriormente, se mapeen los elementos XML a objetos que entienda el dispositivo final.</text:p>
        </text:list-item>
      </text:list>
      <text:p text:style-name="Párrafo_20_de_20_lista"/>
      <text:p text:style-name="P12">Justificación:</text:p>
      <text:p text:style-name="P12"/>
      <text:list text:style-name="L4">
        <text:list-item>
          <text:p text:style-name="P22">No es correcta porque no es un lenguaje de programación, describe una estructura de datos.</text:p>
        </text:list-item>
        <text:list-item>
          <text:p text:style-name="P22">No es correcta, al definir la estructura de datos no incorpora lógica por ello hay que complementarlo con otros lenguajes de programación.</text:p>
        </text:list-item>
        <text:list-item>
          <text:p text:style-name="P22">No es correcta porque tiene más utilidades, aplicaciones Android, etc…</text:p>
        </text:list-item>
      </text:list>
      <text:p text:style-name="P3"/>
      <text:p text:style-name="P3"/>
      <text:p text:style-name="P3"/>
      <text:p text:style-name="P3"/>
      <text:p text:style-name="P3"/>
      <text:p text:style-name="P3"/>
      <text:p text:style-name="P3"/>
      <text:p text:style-name="P3"/>
      <text:list xml:id="list121446589264200" text:continue-list="list121447011260783" text:style-name="L1">
        <text:list-item>
          <text:p text:style-name="P5">Las herramientas para la generación de interfaces... </text:p>
          <text:p text:style-name="P5"/>
          <text:list>
            <text:list-item>
              <text:p text:style-name="P23"><text:s/>...son muy complicadas de aprender. </text:p>
            </text:list-item>
            <text:list-item>
              <text:p text:style-name="P23"><text:s/>...no se integran nunca con otras herramientas de desarrollo de aplicaciones. </text:p>
            </text:list-item>
            <text:list-item>
              <text:p text:style-name="P23"><text:s/>...se usan para editar la interfaz y poder modificarla en modo texto. </text:p>
            </text:list-item>
            <text:list-item>
              <text:p text:style-name="P24"><text:s/>...permiten al programador o programadora concentrarse en los aspectos relativos al diseño</text:p>
            </text:list-item>
          </text:list>
        </text:list-item>
      </text:list>
      <text:p text:style-name="P12">Justificación:</text:p>
      <text:p text:style-name="P12"/>
      <text:list text:style-name="L5">
        <text:list-item>
          <text:p text:style-name="P25">No es correcta porque las herramientas se crean para facilitar no para complicar.</text:p>
        </text:list-item>
        <text:list-item>
          <text:p text:style-name="P25">No es correcta, están hechas para poder integrarlo en cualquier otro entorno de desarrollo como Android Studio, igual no en todos pero sí en la mayoría.</text:p>
        </text:list-item>
        <text:list-item>
          <text:p text:style-name="P25">No es correcta, se crea para editar la interfaz de manera visual para hacerlo más fácil sin tener que modificar el código.</text:p>
        </text:list-item>
      </text:list>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list text:continue-list="list121446589264200" text:style-name="L1">
        <text:list-item>
          <text:p text:style-name="P26"><text:span text:style-name="T3">¿Qué es una aplicación RIA?</text:span> </text:p>
        </text:list-item>
      </text:list>
      <text:p text:style-name="P6"/>
      <text:list text:continue-numbering="true" text:style-name="L1">
        <text:list-item>
          <text:list>
            <text:list-item>
              <text:p text:style-name="P27"><text:s/>Aquella que solo ejecuta en un terminal.</text:p>
            </text:list-item>
            <text:list-item>
              <text:p text:style-name="P27"><text:s/>Un programa con una interfaz de usuario compleja. </text:p>
            </text:list-item>
            <text:list-item>
              <text:p text:style-name="P27"><text:s/>Una aplicación para realizar operaciones bancarias. </text:p>
            </text:list-item>
            <text:list-item>
              <text:p text:style-name="P28"><text:s/>Aquella que se ejecuta en un navegador web y su aspecto y funcionalidad es el de una aplicación de escritorio.</text:p>
            </text:list-item>
          </text:list>
        </text:list-item>
      </text:list>
      <text:p text:style-name="P29"/>
      <text:p text:style-name="P19">Justificación:</text:p>
      <text:p text:style-name="P19"/>
      <text:list text:style-name="L6">
        <text:list-item>
          <text:p text:style-name="P30">No es correcta porque se ejecuta en un navegador web.</text:p>
        </text:list-item>
        <text:list-item>
          <text:p text:style-name="P30">YouTube es un ejemplo de RIA y no tiene una interfaz compleja para el usuario.</text:p>
        </text:list-item>
        <text:list-item>
          <text:p text:style-name="P30">Dentro de sus funciones habrá operaciones bancarias pero es una más dentro de un gran abanico.</text:p>
        </text:list-item>
      </text:list>
      <text:p text:style-name="P19"/>
      <text:p text:style-name="P19"/>
      <text:p text:style-name="P3"/>
      <text:p text:style-name="P3">HECHO: <text:span text:style-name="Fuente_20_de_20_párrafo_20_predeter."><text:span text:style-name="T1">COMPLETADO</text:span></text:span></text:p>
      <text:p text:style-name="P3"/>
      <text:p text:style-name="P3"/>
      <text:p text:style-name="P3">4.2.<text:tab/>Using FXML to Create a User Interface</text:p>
      <text:p text:style-name="P3"/>
      <text:p text:style-name="P3">Enlace → <text:a xlink:type="simple" xlink:href="https://github.com/ycorber487/fxml_example.git" office:target-frame-name="_top" xlink:show="replace" text:style-name="Internet_20_link" text:visited-style-name="Visited_20_Internet_20_Link">https://github.com/ycorber487/fxml_example.git</text:a></text:p>
      <text:p text:style-name="Standard"/>
      <text:p text:style-name="P31">4.3.1.<text:tab/>Operaciones básicas UI Control TableView </text:p>
      <text:p text:style-name="P31"/>
      <text:p text:style-name="P32"><text:span text:style-name="T4">Enlace → </text:span><text:a xlink:type="simple" xlink:href="https://github.com/ycorber487/TableViewSample.git" text:style-name="Internet_20_link" text:visited-style-name="Visited_20_Internet_20_Link"><text:span text:style-name="T4">https://github.com/ycorber487/TableViewSample.git</text:span></text:a></text:p>
      <text:p text:style-name="P32"/>
      <text:p text:style-name="P32">4.3.2.<text:tab/>Aplicación Libreta de direcciones con FXML</text:p>
      <text:p text:style-name="P33"/>
      <text:p text:style-name="P34"><text:span text:style-name="T5">Enlace → </text:span><text:a xlink:type="simple" xlink:href="https://github.com/ycorber487/LibretaDirecciones.git" text:style-name="Internet_20_link" text:visited-style-name="Visited_20_Internet_20_Link"><text:span text:style-name="T6">https://github.com/ycorber487/LibretaDirecciones.git</text:span></text:a></text:p>
      <text:p text:style-name="P34"/>
      <text:p text:style-name="P35"><text:span text:style-name="Fuente_20_de_20_párrafo_20_predeter."><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top="0cm" fo:margin-bottom="0cm" style:contextual-spacing="tru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Elegant.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2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2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2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2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2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24-10-18T09:17:00Z</meta:creation-date>
    <dc:date>2024-10-21T12:14:45.225000000</dc:date>
    <meta:editing-cycles>4</meta:editing-cycles>
    <meta:editing-duration>PT39M17S</meta:editing-duration>
    <meta:document-statistic meta:table-count="1" meta:image-count="0" meta:object-count="0" meta:page-count="3" meta:paragraph-count="58" meta:word-count="600" meta:character-count="3955" meta:non-whitespace-character-count="3395"/>
    <meta:template xlink:type="simple" xlink:actuate="onRequest" xlink:title="" xlink:href="Normal"/>
  </office:meta>
</office:document-meta>
</file>